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Git Hub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Comman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it Hub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 config --global user.name "Sam Smith"</text:p>
              </text:list-item>
              <text:list-item>
                <text:p>git config --global user.email “sam@example.com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e a new local repository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 init</text:p>
              </text:list-item>
              <text:list-item>
                <text:p>git statu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dd fil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git add -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Commit changes to head (but not yet to the remote repository</text:p>
              </text:list-header>
              <text:list-item>
                <text:p>git commit -m "Commit message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nect to a remote repositor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git remote add origin https://github.com/firstmentor/pn1.g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ush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git push origin 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1.2cm" presentation:class="title" presentation:user-transformed="true">
          <draw:text-box>
            <text:p>Check out a repositor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git clone /path/to/repository</text:p>
              </text:list-item>
              <text:list-item>
                <text:p>git push origin &lt;branchnam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4:19:56.737654776</meta:creation-date>
    <meta:editing-duration>PT1H45M37S</meta:editing-duration>
    <meta:editing-cycles>20</meta:editing-cycles>
    <meta:generator>LibreOffice/6.0.6.2$Linux_X86_64 LibreOffice_project/00m0$Build-2</meta:generator>
    <dc:title>Beehive</dc:title>
    <dc:date>2018-12-04T12:01:29.831603593</dc:date>
    <meta:document-statistic meta:object-count="71"/>
  </office:meta>
</office:document-meta>
</file>